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14cm" svg:y="1.076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581cm" svg:y="1.0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cm" svg:y="1.0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481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281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05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1:21:37.827600886</dc:date>
    <meta:editing-duration>PT15M29S</meta:editing-duration>
    <meta:editing-cycles>7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371229698375874">
                <text:p>0.371229698375874</text:p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-1.70301624129932">
                <text:p>-1.70301624129932</text:p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